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2949in" svg:height="4.7059in" svg:x="5.2894in" svg:y="2.2169in">
            <draw:object draw:notify-on-update-of-ranges="Sheet1.A2:Sheet1.B16 Sheet1.C1:Sheet1.C1 Sheet1.C2:Sheet1.C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eers:</text:p>
          </table:table-cell>
          <table:table-cell/>
          <table:table-cell office:value-type="string" calcext:value-type="string">
            <text:p>cardinality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.23833333333333" calcext:value-type="float">
            <text:p>1.2383333333</text:p>
          </table:table-cell>
          <table:table-cell office:value-type="float" office:value="1" calcext:value-type="float">
            <text:p>1</text:p>
          </table:table-cell>
          <table:table-cell table:formula="of:=AVERAGE([.C2:.C16])" office:value-type="float" office:value="1.1193958323613" calcext:value-type="float">
            <text:p>1.119395832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float" office:value="1.19309207454912" calcext:value-type="float">
            <text:p>1.19309207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float" office:value="1.09542307725238" calcext:value-type="float">
            <text:p>1.09542307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float" office:value="1.13628588272116" calcext:value-type="float">
            <text:p>1.13628588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float" office:value="1.11315374239497" calcext:value-type="float">
            <text:p>1.11315374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1.09686275944928" calcext:value-type="float">
            <text:p>1.09686275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float" office:value="1.09532775290775" calcext:value-type="float">
            <text:p>1.09532775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1.08999087625267" calcext:value-type="float">
            <text:p>1.08999087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office:value-type="float" office:value="1.06666666666667" calcext:value-type="float">
            <text:p>1.06666666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office:value-type="float" office:value="1.09090909090909" calcext:value-type="float">
            <text:p>1.09090909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office:value-type="float" office:value="1.10833333333333" calcext:value-type="float">
            <text:p>1.10833333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office:value-type="float" office:value="1.10743801652893" calcext:value-type="float">
            <text:p>1.10743801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office:value-type="float" office:value="1.10769230769231" calcext:value-type="float">
            <text:p>1.10769230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office:value-type="float" office:value="1.17142857142857" calcext:value-type="float">
            <text:p>1.1714285714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 style:data-style-name="N2" text:time-value="0000-00-00T00:00:03.720636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19:55:57.838000000</meta:creation-date>
    <dc:date>2014-05-29T11:49:13.919382505</dc:date>
    <meta:editing-duration>P0D</meta:editing-duration>
    <meta:editing-cycles>3</meta:editing-cycles>
    <meta:generator>LibreOffice/4.1.3.2$Linux_X86_64 LibreOffice_project/410m0$Build-2</meta:generator>
    <dc:creator>Jan Knudsen</dc:cre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mean-valu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dash" draw:stroke-dash="Ultrafine_20_Dashed" svg:stroke-color="#c5000b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1cm" svg:height="11.954cm" xlink:href=".." xlink:type="simple" chart:class="chart:bar" chart:style-name="ch1">
        <chart:title svg:x="10.663cm" svg:y="0.375cm" chart:style-name="ch2">
          <text:p>Cardinality</text:p>
        </chart:title>
        <chart:legend svg:x="14.364cm" svg:y="0cm" style:legend-expansion="custom" chartooo:width="8.75cm" chartooo:height="2.253cm" style:legend-expansion-aspect-ratio="3.88371060807812" chart:style-name="ch3"/>
        <chart:plot-area chart:style-name="ch4" table:cell-range-address="Sheet1.A1:Sheet1.C16" chart:data-source-has-labels="both" svg:x="2.123cm" svg:y="2.435cm" svg:width="20.54cm" svg:height="7.96cm">
          <chartooo:coordinate-region svg:x="3.035cm" svg:y="2.635cm" svg:width="19.628cm" svg:height="7.114cm"/>
          <chart:axis chart:dimension="x" chart:name="primary-x" chart:style-name="ch5" chartooo:axis-type="auto">
            <chartooo:date-scale/>
            <chart:title svg:x="11.912cm" svg:y="10.634cm" chart:style-name="ch6">
              <text:p>Peers</text:p>
            </chart:title>
            <chart:categories table:cell-range-address="Sheet1.A2:Sheet1.B16"/>
          </chart:axis>
          <chart:axis chart:dimension="y" chart:name="primary-y" chart:style-name="ch7">
            <chart:title svg:x="1.091cm" svg:y="7.253cm" chart:style-name="ch8">
              <text:p>Cardinality</text:p>
            </chart:title>
            <chart:grid chart:style-name="ch9" chart:class="major"/>
          </chart:axis>
          <chart:series chart:style-name="ch10" chart:values-cell-range-address="Sheet1.C2:Sheet1.C16" chart:label-cell-address="Sheet1.C1:Sheet1.C1" chart:class="chart:bar">
            <chart:mean-value chart:style-name="ch11"/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dinality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2:Sheet1.B16</svg:desc>
                </draw:g>
              </table:table-cell>
              <table:table-cell office:value-type="float" office:value="1.23833333333333">
                <text:p>1.23833333333333</text:p>
                <draw:g>
                  <svg:desc>Sheet1.C2:Sheet1.C16</svg:desc>
                </draw:g>
              </table:table-cell>
            </table:table-row>
            <table:table-row>
              <table:table-cell office:value-type="float" office:value="20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19309207454912">
                <text:p>1.19309207454912</text:p>
              </table:table-cell>
            </table:table-row>
            <table:table-row>
              <table:table-cell office:value-type="float" office:value="30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9542307725238">
                <text:p>1.09542307725238</text:p>
              </table:table-cell>
            </table:table-row>
            <table:table-row>
              <table:table-cell office:value-type="float" office:value="40">
                <text:p>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13628588272116">
                <text:p>1.13628588272116</text:p>
              </table:table-cell>
            </table:table-row>
            <table:table-row>
              <table:table-cell office:value-type="float" office:value="50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11315374239497">
                <text:p>1.11315374239497</text:p>
              </table:table-cell>
            </table:table-row>
            <table:table-row>
              <table:table-cell office:value-type="float" office:value="60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9686275944928">
                <text:p>1.09686275944928</text:p>
              </table:table-cell>
            </table:table-row>
            <table:table-row>
              <table:table-cell office:value-type="float" office:value="70">
                <text:p>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9532775290775">
                <text:p>1.09532775290775</text:p>
              </table:table-cell>
            </table:table-row>
            <table:table-row>
              <table:table-cell office:value-type="float" office:value="80">
                <text:p>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8999087625267">
                <text:p>1.08999087625267</text:p>
              </table:table-cell>
            </table:table-row>
            <table:table-row>
              <table:table-cell office:value-type="float" office:value="90">
                <text:p>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float" office:value="100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110">
                <text:p>1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9090909090909">
                <text:p>1.09090909090909</text:p>
              </table:table-cell>
            </table:table-row>
            <table:table-row>
              <table:table-cell office:value-type="float" office:value="120">
                <text:p>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10833333333333">
                <text:p>1.10833333333333</text:p>
              </table:table-cell>
            </table:table-row>
            <table:table-row>
              <table:table-cell office:value-type="float" office:value="130">
                <text:p>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10743801652893">
                <text:p>1.10743801652893</text:p>
              </table:table-cell>
            </table:table-row>
            <table:table-row>
              <table:table-cell office:value-type="float" office:value="140">
                <text:p>1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10769230769231">
                <text:p>1.10769230769231</text:p>
              </table:table-cell>
            </table:table-row>
            <table:table-row>
              <table:table-cell office:value-type="float" office:value="150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17142857142857">
                <text:p>1.17142857142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